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23-02-0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22-05-31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21-05-1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20-03-10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19-02-1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18-04-2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17-06-04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16-05-02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15-04-2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14-06-18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13-03-0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12-03-0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11-03-0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10-03-30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09-03-16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08-02-1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07-01-10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06-02-0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05-02-04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0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0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02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2001-03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9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98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97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9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94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91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90-03-02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89-02-1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8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8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8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8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8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83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8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8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80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7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78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7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7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7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74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73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66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5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18111080701</text:p>
          </table:table-cell>
          <table:table-cell office:value-type="string" calcext:value-type="string">
            <text:p>1955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